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style:style style:name="P47" style:family="paragraph" style:parent-style-name="Text_20_body" style:list-style-name="L45">
      <style:paragraph-properties fo:margin-left="0in" fo:margin-right="0in" fo:text-indent="0in" style:auto-text-indent="false" style:writing-mode="lr-tb"/>
    </style:style>
    <style:style style:name="P48" style:family="paragraph" style:parent-style-name="Text_20_body" style:list-style-name="L46">
      <style:paragraph-properties fo:margin-left="0in" fo:margin-right="0in" fo:text-indent="0in" style:auto-text-indent="false" style:writing-mode="lr-tb"/>
    </style:style>
    <style:style style:name="P49" style:family="paragraph" style:parent-style-name="Text_20_body" style:list-style-name="L47">
      <style:paragraph-properties fo:margin-left="0in" fo:margin-right="0in" fo:text-indent="0in" style:auto-text-indent="false" style:writing-mode="lr-tb"/>
    </style:style>
    <style:style style:name="P50" style:family="paragraph" style:parent-style-name="Text_20_body" style:list-style-name="L48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Safe mobile banking prevents fraud and protects funds. This guide provides safety tips in India.</text:p>
      <text:h text:style-name="P1" text:outline-level="2">Steps</text:h>
      <text:list text:style-name="L47">
        <text:list-item>
          <text:p text:style-name="P49"><text:span text:style-name="Strong_20_Emphasis">Download Official App</text:span>: Get app from Google Play/App Store, not third-party sites.</text:p>
        </text:list-item>
        <text:list-item>
          <text:p text:style-name="P49"><text:span text:style-name="Strong_20_Emphasis">Use Strong PIN</text:span>: Set a complex app PIN/password; avoid simple patterns.</text:p>
        </text:list-item>
        <text:list-item>
          <text:p text:style-name="P49"><text:span text:style-name="Strong_20_Emphasis">Enable Two-Factor Authentication</text:span>: Activate OTP or biometric login.</text:p>
        </text:list-item>
        <text:list-item>
          <text:p text:style-name="P49"><text:span text:style-name="Strong_20_Emphasis">Avoid Public Wi-Fi</text:span>: Use secure networks for transactions.</text:p>
        </text:list-item>
        <text:list-item>
          <text:p text:style-name="P49"><text:span text:style-name="Strong_20_Emphasis">Update App</text:span>: Keep app updated for security patches.</text:p>
        </text:list-item>
        <text:list-item>
          <text:p text:style-name="P49"><text:span text:style-name="Strong_20_Emphasis">Log Out</text:span>: Always log out after use; avoid saving credentials.</text:p>
        </text:list-item>
        <text:list-item>
          <text:p text:style-name="P49"><text:span text:style-name="Strong_20_Emphasis">Monitor Transactions</text:span>: Check statements; report suspicious activity.</text:p>
        </text:list-item>
      </text:list>
      <text:h text:style-name="P1" text:outline-level="2">Notes</text:h>
      <text:list text:style-name="L48">
        <text:list-item>
          <text:p text:style-name="P50">Install antivirus on phone for added security.</text:p>
        </text:list-item>
        <text:list-item>
          <text:p text:style-name="P50">Never share OTP or PIN.</text:p>
        </text:list-item>
        <text:list-item>
          <text:p text:style-name="P50">Contact bank if phone is lost.</text:p>
        </text:list-item>
      </text:list>
      <text:h text:style-name="P1" text:outline-level="2">Key Terms</text:h>
      <text:p text:style-name="P2">Mobile banking, app safety, two-factor authentication, OTP, secure network, fraud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1:08.676669191</dc:date>
    <meta:editing-duration>PT17M46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2" meta:character-count="775" meta:non-whitespace-character-count="679"/>
  </office:meta>
</office:document-meta>
</file>